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Párrafodelista" style:list-style-name="LFO1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T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Fuentedepárrafopredeter." style:family="text">
      <style:text-properties fo:font-size="14pt" style:font-size-asian="14pt" style:font-size-complex="14pt"/>
    </style:style>
    <style:style style:name="T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T1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T1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Fuentedepárrafopredeter." style:family="text">
      <style:text-properties fo:font-size="14pt" style:font-size-asian="14pt" style:font-size-complex="14pt"/>
    </style:style>
    <style:style style:name="T25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26" style:parent-style-name="Fuentedepárrafopredeter." style:family="text">
      <style:text-properties fo:font-size="14pt" style:font-size-asian="14pt" style:font-size-complex="14pt"/>
    </style:style>
    <style:style style:name="T27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28" style:parent-style-name="Fuentedepárrafopredeter." style:family="text">
      <style:text-properties fo:font-size="14pt" style:font-size-asian="14pt" style:font-size-complex="14pt"/>
    </style:style>
    <style:style style:name="T2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Fuentedepárrafopredeter." style:family="text">
      <style:text-properties fo:font-size="14pt" style:font-size-asian="14pt" style:font-size-complex="14pt"/>
    </style:style>
    <style:style style:name="T32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33" style:parent-style-name="Fuentedepárrafopredeter." style:family="text">
      <style:text-properties fo:font-size="14pt" style:font-size-asian="14pt" style:font-size-complex="14pt"/>
    </style:style>
    <style:style style:name="T3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Fuentedepárrafopredeter." style:family="text">
      <style:text-properties fo:font-size="14pt" style:font-size-asian="14pt" style:font-size-complex="14pt"/>
    </style:style>
    <style:style style:name="T37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38" style:parent-style-name="Fuentedepárrafopredeter." style:family="text">
      <style:text-properties fo:font-size="14pt" style:font-size-asian="14pt" style:font-size-complex="14pt"/>
    </style:style>
    <style:style style:name="T39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45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46" style:parent-style-name="Fuentedepárrafopredeter." style:family="text">
      <style:text-properties fo:font-size="14pt" style:font-size-asian="14pt" style:font-size-complex="14pt"/>
    </style:style>
    <style:style style:name="T4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Fuentedepárrafopredeter." style:family="text">
      <style:text-properties fo:font-size="14pt" style:font-size-asian="14pt" style:font-size-complex="14pt"/>
    </style:style>
    <style:style style:name="T50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51" style:parent-style-name="Fuentedepárrafopredeter." style:family="text">
      <style:text-properties fo:font-size="14pt" style:font-size-asian="14pt" style:font-size-complex="14pt"/>
    </style:style>
    <style:style style:name="T5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Fuentedepárrafopredeter." style:family="text">
      <style:text-properties fo:font-size="14pt" style:font-size-asian="14pt" style:font-size-complex="14pt"/>
    </style:style>
    <style:style style:name="T55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56" style:parent-style-name="Fuentedepárrafopredeter." style:family="text">
      <style:text-properties fo:font-size="14pt" style:font-size-asian="14pt" style:font-size-complex="14pt"/>
    </style:style>
    <style:style style:name="T5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9" style:parent-style-name="Fuentedepárrafopredeter." style:family="text">
      <style:text-properties fo:font-size="14pt" style:font-size-asian="14pt" style:font-size-complex="14pt"/>
    </style:style>
    <style:style style:name="T6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1" style:parent-style-name="Fuentedepárrafopredeter." style:family="text">
      <style:text-properties fo:font-size="14pt" style:font-size-asian="14pt" style:font-size-complex="14pt"/>
    </style:style>
    <style:style style:name="T6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4" style:parent-style-name="Fuentedepárrafopredeter." style:family="text">
      <style:text-properties fo:font-size="14pt" style:font-size-asian="14pt" style:font-size-complex="14pt"/>
    </style:style>
    <style:style style:name="T6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7" style:parent-style-name="Fuentedepárrafopredeter." style:family="text">
      <style:text-properties fo:font-size="14pt" style:font-size-asian="14pt" style:font-size-complex="14pt"/>
    </style:style>
    <style:style style:name="T68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69" style:parent-style-name="Fuentedepárrafopredeter." style:family="text">
      <style:text-properties fo:font-size="14pt" style:font-size-asian="14pt" style:font-size-complex="14pt"/>
    </style:style>
    <style:style style:name="T7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Fuentedepárrafopredeter." style:family="text">
      <style:text-properties fo:font-size="14pt" style:font-size-asian="14pt" style:font-size-complex="14pt"/>
    </style:style>
    <style:style style:name="T7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73" style:parent-style-name="Fuentedepárrafopredeter." style:family="text">
      <style:text-properties fo:font-size="14pt" style:font-size-asian="14pt" style:font-size-complex="14pt"/>
    </style:style>
    <style:style style:name="T7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75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¿Def de un sistema transaccional?</text:p>
      <text:list text:style-name="LFO1" text:continue-numbering="true">
        <text:list-item>
          <text:p text:style-name="P2">Diseñado para recolectar, modificar, almacenar y recuperar información<text:s/>generada por las transacciones<text:s/></text:p>
        </text:list-item>
      </text:list>
      <text:p text:style-name="P3">¿Qué es la cuenta root?</text:p>
      <text:list text:style-name="LFO1" text:continue-numbering="true">
        <text:list-item>
          <text:p text:style-name="P4"><text:span text:style-name="T5">Es un usuario especial</text:span><text:span text:style-name="T6"><text:s/>donde dispone de<text:s/></text:span><text:span text:style-name="T7">todos los permisos</text:span><text:span text:style-name="T8"><text:s/>dentro del sistema operativo</text:span></text:p>
        </text:list-item>
      </text:list>
      <text:p text:style-name="Normal"><text:span text:style-name="T9">¿comando whoami?</text:span></text:p>
      <text:p text:style-name="P10">Nos enseña con que cuenta estamos trabajando</text:p>
      <text:p text:style-name="Normal"><text:span text:style-name="T11">El </text:span><text:span text:style-name="T12">protocolo SSH</text:span><text:span text:style-name="T13"> cifra toda la información que viaja entre el cliente y el servidor. </text:span></text:p>
      <text:p text:style-name="Normal"><text:span text:style-name="T14">Tasksel</text:span><text:span text:style-name="T15"> </text:span><text:span text:style-name="T16">es una herramienta de instalación que tradicionalmente ha formado parte del instalador de </text:span><text:span text:style-name="T17">Debian</text:span><text:span text:style-name="T18"> y que, hasta hace algún tiempo, se encontraba preinstalado también en las diferentes versiones de </text:span><text:span text:style-name="T19">Ubuntu</text:span><text:span text:style-name="T20">.</text:span></text:p>
      <text:p text:style-name="Normal"><text:span text:style-name="T21">El objetivo de </text:span><text:span text:style-name="T22">Déjà Dup</text:span><text:span text:style-name="T23"> </text:span><text:span text:style-name="T24">es ocultar la complejidad en la realización de copias de seguridad sin perder características avanzadas y no es más que un </text:span><text:span text:style-name="T25">front-end</text:span><text:span text:style-name="T26"> (una interfaz gráfica) para una herramienta de línea de comandos llamada </text:span><text:span text:style-name="T27">duplicity</text:span><text:span text:style-name="T28">.</text:span></text:p>
      <text:p text:style-name="Normal"><text:span text:style-name="T29">Back In Time</text:span><text:span text:style-name="T30">.</text:span><text:span text:style-name="T31"><text:s/>Se trata de una herramienta sencilla y muy potente que realiza su trabajo tomando instantáneas (</text:span><text:span text:style-name="T32">snapshots</text:span><text:span text:style-name="T33">) del directorio (o directorios) que nosotros indiquemos en la configuración.</text:span></text:p>
      <text:p text:style-name="Normal"><text:span text:style-name="T34">syslog-ng</text:span><text:span text:style-name="T35">:<text:s/></text:span><text:span text:style-name="T36">Es una implementación </text:span><text:span text:style-name="T37">open source</text:span><text:span text:style-name="T38"> del demonio </text:span><text:span text:style-name="T39">syslogd</text:span><text:span text:style-name="T40">, pero ofreciendo más prestaciones, como la aplicación de filtros, ordenar la información según el origen,etc</text:span></text:p>
      <text:p text:style-name="Normal"><text:span text:style-name="T41">r</text:span><text:span text:style-name="T42">syslogd</text:span><text:span text:style-name="T43">:</text:span><text:span text:style-name="T44"><text:s/>Una versión mejorada de </text:span><text:span text:style-name="T45">syslogd</text:span><text:span text:style-name="T46"> con capacidades de multi-hilo, que se centra en la seguridad y en la fiabilidad. </text:span></text:p>
      <text:p text:style-name="Normal"><text:span text:style-name="T47">logcheck</text:span><text:span text:style-name="T48"> </text:span><text:span text:style-name="T49">revisa los archivos de sucesos del sistema, cada cierto tiempo, ofreciendo al </text:span><text:span text:style-name="T50">Administrador</text:span><text:span text:style-name="T51"> sólo aquellas incidencias que resulten importantes.</text:span></text:p>
      <text:p text:style-name="Normal"><text:span text:style-name="T52">Cockpit</text:span><text:span text:style-name="T53"> </text:span><text:span text:style-name="T54">podríamos estar administrando el equipo local (donde nos encontramos físicamente) o cualquier equipo </text:span><text:span text:style-name="T55">GNU/Linux</text:span><text:span text:style-name="T56"> de nuestra red donde lo hayamos instalado previamente.</text:span></text:p>
      <text:soft-page-break/>
      <text:p text:style-name="Normal"><text:span text:style-name="T57">S</text:span><text:span text:style-name="T58">e denomina cuota de disco</text:span><text:span text:style-name="T59"> a la restricción del espacio disponible para la escritura y el almacenamiento en un disco duro físico o virtual.</text:span></text:p>
      <text:p text:style-name="Normal"><text:span text:style-name="T60">definir una tarea programada</text:span><text:span text:style-name="T61"> como una acción que el sistema operativo realizará en un momento particular del futuro como:</text:span></text:p>
      <text:p text:style-name="Normal"><text:span text:style-name="T62">El servicio </text:span><text:span text:style-name="T63">cron</text:span><text:span text:style-name="T64"> resulta muy útil cuando tratamos con servidores u otros equipos pensados para funcionar continuamente</text:span></text:p>
      <text:p text:style-name="Normal"><text:span text:style-name="T65">puede resultar muy útil el servicio </text:span><text:span text:style-name="T66">anacron</text:span><text:span text:style-name="T67">  diferencia de </text:span><text:span text:style-name="T68">cron</text:span><text:span text:style-name="T69">, si programamos una tarea para una hora en particular y, en ese momento, el ordenador está apagado, la tarea se retomarán en cuanto sea posible. </text:span></text:p>
      <text:p text:style-name="Normal"><text:span text:style-name="T70">NFS o Network File System<text:s/></text:span><text:span text:style-name="T71">es un protocolo de sistema de archivos distribuido que le permite compartir directorios a través de una red. </text:span></text:p>
      <text:p text:style-name="Normal"><text:span text:style-name="T72">OpenLDAP</text:span><text:span text:style-name="T73"> es una implementación libre y de código abierto del protocolo Lightweight Directory Access Protocol y<text:s/></text:span><text:span text:style-name="T74">LDAP</text:span><text:span text:style-name="T75"> es un protocolo de comunicación independiente de la platafor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11-19T05:40:00Z</meta:creation-date>
    <dc:date>2021-11-19T13:33:00Z</dc:date>
    <meta:template xlink:href="Normal" xlink:type="simple"/>
    <meta:editing-cycles>1</meta:editing-cycles>
    <meta:editing-duration>PT13500S</meta:editing-duration>
    <meta:document-statistic meta:page-count="2" meta:paragraph-count="5" meta:word-count="396" meta:character-count="2573" meta:row-count="18" meta:non-whitespace-character-count="2182"/>
  </office:meta>
</office:document-meta>
</file>